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094cm" fo:break-before="auto" style:use-optimal-row-height="true"/>
    </style:style>
    <style:style style:name="ro19" style:family="table-row">
      <style:table-row-properties style:row-height="3.974cm" fo:break-before="auto" style:use-optimal-row-height="true"/>
    </style:style>
    <style:style style:name="ro20" style:family="table-row">
      <style:table-row-properties style:row-height="3.217cm" fo:break-before="auto" style:use-optimal-row-height="tru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2.427cm" fo:break-before="auto" style:use-optimal-row-height="true"/>
    </style:style>
    <style:style style:name="ro23" style:family="table-row">
      <style:table-row-properties style:row-height="0.961cm" fo:break-before="auto" style:use-optimal-row-height="true"/>
    </style:style>
    <style:style style:name="ro2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 office:value-type="string">
            <text:p>p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31T14:36:15.01">
            <text:p>0131 <text:s/>14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31T14:36:16.87">
            <text:p>0131 <text:s/>1436</text:p>
          </table:table-cell>
          <table:table-cell table:style-name="ce7" table:formula="of:=NOW()" office:value-type="date" office:date-value="2022-01-31T14:36:16.87">
            <text:p>0131 <text:s/>14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31T14:36:16.87">
            <text:p>0131 <text:s/>14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2022/01/31</text:date>, <text:time>14:36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31T14:36:16.34</dc:date>
    <dc:creator>iwabuchi ken</dc:creator>
    <meta:editing-duration>P12DT5H57M4S</meta:editing-duration>
    <meta:editing-cycles>1737</meta:editing-cycles>
    <meta:generator>OpenOffice/4.1.3$Win32 OpenOffice.org_project/413m1$Build-9783</meta:generator>
    <meta:document-statistic meta:table-count="1" meta:cell-count="429" meta:object-count="0"/>
  </office:meta>
</office:document-meta>
</file>